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Times New Roman" fo:font-size="12pt"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2"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Standard">
      <style:paragraph-properties fo:margin-left="1.251cm" fo:margin-right="0cm" fo:text-indent="0cm" style:auto-text-indent="false"/>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P6" style:family="paragraph" style:parent-style-name="Standard">
      <style:paragraph-properties fo:margin-left="0cm" fo:margin-right="0cm" fo:text-indent="0cm" style:auto-text-indent="false"/>
      <style:text-properties fo:color="#000000" style:font-name="Times New Roman" fo:font-size="12pt"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T1" style:family="text">
      <style:text-properties fo:color="#000000" style:text-underline-style="none" fo:font-weight="normal" style:font-name-asian="Monospace" style:font-weight-asian="normal" style:font-name-complex="Monospace" style:font-weight-complex="normal"/>
    </style:style>
    <style:style style:name="T2" style:family="text">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T3" style:family="text">
      <style:text-properties style:text-underline-style="none" fo:font-weight="normal" style:font-weight-asian="normal" style:font-weight-complex="normal"/>
    </style:style>
    <style:style style:name="T4" style:family="text">
      <style:text-properties style:font-name-asian="Monospace" style:font-name-complex="Monospace"/>
    </style:style>
    <style:style style:name="T5" style:family="text">
      <style:text-properties fo:font-style="italic" style:font-name-asian="Monospace" style:font-style-asian="italic" style:font-name-complex="Monospace"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style:font-name="Times New Roman" fo:font-size="12pt" style:text-underline-style="none" fo:font-weight="normal" style:font-name-asian="Monospace" style:font-size-asian="12pt" style:font-weight-asian="normal" style:font-name-complex="Monospace"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nexe au compte rendu d’activités</text:p>
      <text:p text:style-name="P4">de Michaël Ory</text:p>
      <text:p text:style-name="P4">du 01/03/2013 au 29/03/2013</text:p>
      <text:p text:style-name="P2"/>
      <text:p text:style-name="P2"/>
      <text:p text:style-name="P3"/>
      <text:p text:style-name="P1">Position de l’implicite :</text:p>
      <text:p text:style-name="P5">Conception et implémentation de la solution permettant que le 1er super soit l'implicit.</text:p>
      <text:p text:style-name="P5">Grâce a cette optimisation amélioration du getImplicit, du getMeta (on remonte sur le dernier super tant que le metaLevel n'a pas décrémenté) et du getMetaLevel (on remonte sur les primaires et on compte l'écart jusqu'à en Engine).</text:p>
      <text:p text:style-name="P5"/>
      <text:p text:style-name="P6">Projection :</text:p>
      <text:p text:style-name="P8">Conception et implémentation de la projection pour les valeurs par défaut dans le cas des lectures par des composants non positionnés en base position.</text:p>
      <text:p text:style-name="P8">Mise en place de tests unitaire afin de valider cette fonctionnalité.</text:p>
      <text:p text:style-name="P8"/>
      <text:p text:style-name="P7">IsRemovable :</text:p>
      <text:p text:style-name="P11"><text:span text:style-name="T3">Mise en place d'une méthode permettant de savoir si un nœud est </text:span><text:span text:style-name="T6">removable </text:span><text:span text:style-name="T3">: ne déclenche pas de </text:span><text:span text:style-name="T5">ReferentialIntegrityConstraintViolationException</text:span><text:span text:style-name="T1">.</text:span></text:p>
      <text:p text:style-name="P8"/>
      <text:p text:style-name="P7">GetReferentialIntegrities :</text:p>
      <text:p text:style-name="P8">Développement d'une méthode retournant tout les nœuds déclenchant une <text:s/><text:span text:style-name="T5">ReferentialIntegrityConstraintViolationException</text:span><text:span text:style-name="T4">.</text:span></text:p>
      <text:p text:style-name="P8"><text:span text:style-name="T4"/></text:p>
      <text:p text:style-name="P7"><text:span text:style-name="T4">System Property :</text:span></text:p>
      <text:p text:style-name="P8"><text:span text:style-name="T4">Conception et implémentation des System Property par la présence. Cette simplification a été rendu possible par l'intégration des </text:span><text:span text:style-name="T5">phantom</text:span><text:span text:style-name="T4"> au cœur même de GS.</text:span></text:p>
      <text:p text:style-name="P8"><text:span text:style-name="T4"/></text:p>
      <text:p text:style-name="P7"><text:span text:style-name="T4">Blog :</text:span></text:p>
      <text:p text:style-name="P8"><text:span text:style-name="T4">Mise en place d'un blog afin de communiquer sur Generic System.</text:span></text:p>
      <text:p text:style-name="P10"><text:span text:style-name="T4">Écriture d'articles :</text:span></text:p>
      <text:p text:style-name="P10"><text:span text:style-name="T2">- « Qu’est-ce que Generic Sytem ? »</text:span></text:p>
      <text:p text:style-name="P10"><text:span text:style-name="T2">- « Les bases – Création de types, d’instances, de propriétés et d’attributs »</text:span></text:p>
      <text:p text:style-name="P10"><text:span text:style-name="T2">- « Gestion de la concurrence »</text:span></text:p>
      <text:p text:style-name="P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3-04-11T15:00:12</dc:date>
    <meta:editing-duration>P1DT7H54M</meta:editing-duration>
    <meta:editing-cycles>61</meta:editing-cycles>
    <meta:generator>LibreOffice/3.5$Linux_X86_64 LibreOffice_project/350m1$Build-2</meta:generator>
    <meta:print-date>2013-02-18T15:51:21</meta:print-date>
    <meta:document-statistic meta:table-count="0" meta:image-count="0" meta:object-count="0" meta:page-count="1" meta:paragraph-count="22" meta:word-count="210" meta:character-count="1369" meta:non-whitespace-character-count="1180"/>
  </office:meta>
</office:document-meta>
</file>